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35.0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4.86pt"/>
    </style:style>
    <style:style style:name="co14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yper parameter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ime shift in hours</text:p>
          </table:table-cell>
          <table:table-cell table:style-name="ce3" office:value-type="string" calcext:value-type="string">
            <text:p>Training split</text:p>
          </table:table-cell>
          <table:table-cell table:style-name="ce1" office:value-type="string" calcext:value-type="string">
            <text:p>Start learning rate</text:p>
          </table:table-cell>
          <table:table-cell table:style-name="ce3" office:value-type="string" calcext:value-type="string">
            <text:p>Loss factor</text:p>
          </table:table-cell>
          <table:table-cell table:style-name="ce1" office:value-type="string" calcext:value-type="string">
            <text:p>Min learning rate</text:p>
          </table:table-cell>
          <table:table-cell table:style-name="ce3" office:value-type="string" calcext:value-type="string">
            <text:p>Learning patience</text:p>
          </table:table-cell>
          <table:table-cell table:style-name="ce1" office:value-type="string" calcext:value-type="string">
            <text:p>Num epochs</text:p>
          </table:table-cell>
          <table:table-cell table:style-name="ce3" office:value-type="string" calcext:value-type="string">
            <text:p>Steps per epoch</text:p>
          </table:table-cell>
          <table:table-cell table:style-name="ce1" office:value-type="string" calcext:value-type="string">
            <text:p>Early stop patience</text:p>
          </table:table-cell>
          <table:table-cell table:style-name="ce3" office:value-type="string" calcext:value-type="string">
            <text:p>Warmup steps</text:p>
          </table:table-cell>
          <table:table-cell table:style-name="ce1" office:value-type="string" calcext:value-type="string">
            <text:p>Num gated reoccurring units</text:p>
          </table:table-cell>
          <table:table-cell table:style-name="ce3" office:value-type="string" calcext:value-type="string">
            <text:p>Activation function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oss</text:p>
          </table:table-cell>
          <table:table-cell table:style-name="ce12" office:value-type="string" calcext:value-type="string">
            <text:p>Network type</text:p>
          </table:table-cell>
          <table:table-cell table:style-name="ce15" office:value-type="string" calcext:value-type="string">
            <text:p>Batch si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]+1" office:value-type="float" office:value="1" calcext:value-type="float">
            <text:p>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number-columns-repeated="14" table:style-name="ce8" office:value-type="string" calcext:value-type="string">
            <text:p>-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2]+1" office:value-type="float" office:value="10" calcext:value-type="float">
            <text:p>1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3]+1" office:value-type="float" office:value="11" calcext:value-type="float">
            <text:p>1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4]+1" office:value-type="float" office:value="12" calcext:value-type="float">
            <text:p>1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5]+1" office:value-type="float" office:value="13" calcext:value-type="float">
            <text:p>1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6]+1" office:value-type="float" office:value="14" calcext:value-type="float">
            <text:p>1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7]+1" office:value-type="float" office:value="15" calcext:value-type="float">
            <text:p>1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8]+1" office:value-type="float" office:value="16" calcext:value-type="float">
            <text:p>1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9]+1" office:value-type="float" office:value="17" calcext:value-type="float">
            <text:p>17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table:number-columns-repeated="14" table:style-name="ce8" office:value-type="string" calcext:value-type="string">
            <text:p>-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0]+1" office:value-type="float" office:value="18" calcext:value-type="float">
            <text:p>18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2]+1" office:value-type="float" office:value="19" calcext:value-type="float">
            <text:p>19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3]+1" office:value-type="float" office:value="20" calcext:value-type="float">
            <text:p>2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4]+1" office:value-type="float" office:value="21" calcext:value-type="float">
            <text:p>2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5]+1" office:value-type="float" office:value="22" calcext:value-type="float">
            <text:p>2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6]+1" office:value-type="float" office:value="23" calcext:value-type="float">
            <text:p>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7]+1" office:value-type="float" office:value="24" calcext:value-type="float">
            <text:p>2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8]+1" office:value-type="float" office:value="25" calcext:value-type="float">
            <text:p>2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9]+1" office:value-type="float" office:value="26" calcext:value-type="float">
            <text:p>2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  <table:table-cell table:formula="of:=48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4:39:51.983586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9:56:22.554826064</meta:creation-date>
    <dc:date>2019-02-28T09:38:09.668384659</dc:date>
    <meta:editing-duration>PT20M9S</meta:editing-duration>
    <meta:editing-cycles>18</meta:editing-cycles>
    <meta:generator>LibreOffice/6.0.7.3$Linux_X86_64 LibreOffice_project/00m0$Build-3</meta:generator>
    <meta:document-statistic meta:table-count="1" meta:cell-count="480" meta:object-count="0"/>
  </office:meta>
</office:document-meta>
</file>